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3.281cm"/>
          <style:tab-stop style:position="9.393cm"/>
        </style:tab-stops>
      </style:paragraph-properties>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ab-stops>
          <style:tab-stop style:position="3.281cm"/>
          <style:tab-stop style:position="9.393cm"/>
        </style:tab-stops>
      </style:paragraph-properties>
      <style:text-properties fo:font-weight="normal" style:font-weight-asian="normal" style:font-weight-complex="normal"/>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paragraph-properties fo:break-before="page"/>
      <style:text-properties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style:tab-stops>
          <style:tab-stop style:position="3.281cm"/>
          <style:tab-stop style:position="9.393cm"/>
        </style:tab-stops>
      </style:paragraph-properties>
      <style:text-properties fo:font-weight="normal" style:font-weight-asian="normal" style:font-weight-complex="normal"/>
    </style:style>
    <style:style style:name="P11" style:family="paragraph" style:parent-style-name="Standard">
      <style:paragraph-properties>
        <style:tab-stops>
          <style:tab-stop style:position="3.281cm"/>
          <style:tab-stop style:position="6.271cm"/>
        </style:tab-stops>
      </style:paragraph-properties>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ab-stops>
          <style:tab-stop style:position="3.281cm"/>
          <style:tab-stop style:position="9.393cm"/>
        </style:tab-stops>
      </style:paragraph-properties>
      <style:text-propertie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ab-stops>
          <style:tab-stop style:position="3.281cm"/>
          <style:tab-stop style:position="9.393cm"/>
        </style:tab-stops>
      </style:paragraph-properties>
      <style:text-properties fo:font-size="16pt" fo:font-weight="normal"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style:tab-stops>
          <style:tab-stop style:position="3.281cm"/>
          <style:tab-stop style:position="9.393cm"/>
        </style:tab-stops>
      </style:paragraph-properties>
      <style:text-properties fo:font-weight="bold" style:font-weight-asian="bold" style:font-weight-complex="bold"/>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Standard">
      <style:paragraph-properties fo:line-height="150%">
        <style:tab-stops>
          <style:tab-stop style:position="3.281cm"/>
          <style:tab-stop style:position="9.393cm"/>
        </style:tab-stops>
      </style:paragraph-properties>
      <style:text-properties fo:font-weight="bold" style:font-weight-asian="bold" style:font-weight-complex="bold"/>
    </style:style>
    <style:style style:name="P21"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22" style:family="paragraph" style:parent-style-name="Standard">
      <style:paragraph-properties fo:break-before="page">
        <style:tab-stops>
          <style:tab-stop style:position="3.281cm"/>
          <style:tab-stop style:position="9.393cm"/>
        </style:tab-stops>
      </style:paragraph-properties>
      <style:text-properties fo:font-weight="bold" style:font-weight-asian="bold" style:font-weight-complex="bold"/>
    </style:style>
    <style:style style:name="T1" style:family="text">
      <style:text-properties officeooo:rsid="00000ab7"/>
    </style:style>
    <style:style style:name="T2" style:family="text">
      <style:text-properties officeooo:rsid="000078aa"/>
    </style:style>
    <style:style style:name="T3" style:family="text">
      <style:text-properties officeooo:rsid="0000c0f1"/>
    </style:style>
    <style:style style:name="T4" style:family="text">
      <style:text-properties officeooo:rsid="00047dc3"/>
    </style:style>
    <style:style style:name="T5" style:family="text">
      <style:text-properties fo:font-weight="bold" style:font-weight-asian="bold" style:font-weight-complex="bold" officeooo:rsid="0009082b"/>
    </style:style>
    <style:style style:name="T6" style:family="text">
      <style:text-properties fo:font-weight="bold" style:font-weight-asian="bold" style:font-weight-complex="bold" officeooo:rsid="00098611"/>
    </style:style>
    <style:style style:name="T7" style:family="text">
      <style:text-properties fo:font-weight="bold" style:font-weight-asian="bold" style:font-weight-complex="bold" officeooo:rsid="001348fb"/>
    </style:style>
    <style:style style:name="T8" style:family="text">
      <style:text-properties officeooo:rsid="0004df97"/>
    </style:style>
    <style:style style:name="T9" style:family="text">
      <style:text-properties officeooo:rsid="0007dd6b"/>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officeooo:rsid="00196c81"/>
    </style:style>
    <style:style style:name="T12" style:family="text">
      <style:text-properties officeooo:rsid="0009082b"/>
    </style:style>
    <style:style style:name="T13" style:family="text">
      <style:text-properties officeooo:rsid="00098611"/>
    </style:style>
    <style:style style:name="T14" style:family="text">
      <style:text-properties officeooo:rsid="001348fb"/>
    </style:style>
    <style:style style:name="T15" style:family="text">
      <style:text-properties officeooo:rsid="00170563"/>
    </style:style>
    <style:style style:name="T16" style:family="text">
      <style:text-properties officeooo:rsid="00183757"/>
    </style:style>
    <style:style style:name="T17" style:family="text">
      <style:text-properties officeooo:rsid="00196c81"/>
    </style:style>
    <style:style style:name="T18" style:family="text">
      <style:text-properties officeooo:rsid="001b2071"/>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officeooo:rsid="00196c81"/>
    </style:style>
    <style:style style:name="T21" style:family="text">
      <style:text-properties fo:font-style="italic" style:font-style-asian="italic" style:font-style-complex="italic" officeooo:rsid="00183757"/>
    </style:style>
    <style:style style:name="T22" style:family="text">
      <style:text-properties fo:font-style="italic" style:font-style-asian="italic" style:font-style-complex="italic" officeooo:rsid="001b2071"/>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style:font-style-asian="italic" style:font-weight-asian="normal" style:font-style-complex="italic" style:font-weight-complex="normal" officeooo:rsid="00196c81"/>
    </style:style>
    <style:style style:name="T25" style:family="text">
      <style:text-properties fo:font-style="italic" fo:font-weight="normal" style:font-style-asian="italic" style:font-weight-asian="normal" style:font-style-complex="italic" style:font-weight-complex="normal" officeooo:rsid="00183757"/>
    </style:style>
    <style:style style:name="T26" style:family="text">
      <style:text-properties fo:font-style="italic" fo:font-weight="normal" style:font-style-asian="italic" style:font-weight-asian="normal" style:font-style-complex="italic" style:font-weight-complex="normal" officeooo:rsid="001b2071"/>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hier des charges</text:p>
      <text:p text:style-name="P12"/>
      <text:p text:style-name="P5"><text:span text:style-name="T5">Résumé</text:span><text:span text:style-name="T12"> : Permet au joueur de commencer une nouvelle de partie</text:span></text:p>
      <text:p text:style-name="P6"><text:span text:style-name="T5">Acteur</text:span><text:span text:style-name="T7">s</text:span><text:span text:style-name="T12"> : Joueur, </text:span><text:span text:style-name="T14">Arbitre Logiciel</text:span></text:p>
      <text:p text:style-name="P11"><text:span text:style-name="T5">Date de <text:s/>création</text:span><text:span text:style-name="T12"> : 18/03/10<text:tab/></text:span><text:span text:style-name="T5">Date de mise à jour</text:span><text:span text:style-name="T12"> : 18/03/10</text:span></text:p>
      <text:p text:style-name="P16"><text:span text:style-name="T6">Version</text:span><text:span text:style-name="T13"> : 1.0</text:span></text:p>
      <text:p text:style-name="P12"/>
      <text:p text:style-name="P21">Préface</text:p>
      <text:p text:style-name="P12"/>
      <text:p text:style-name="P15">Ce document est un cahier des charges pour la réalisation du jeu de société Carcassonne. Après une courte introduction sur les objectifs du document, la portée du produit et le développement de ce produit, nous donnerons les charges d’utilisation puis les charges de système, ainsi que la distribution de ces charges dans les différents modules du système. Nous proposons plusieurs modèles de ce système et les évolutions possibles du produit. Les annexes contiennent une description détaillée des fonctionnalités du système.</text:p>
      <text:p text:style-name="P15"/>
      <text:p text:style-name="P15"><text:span text:style-name="T13"/></text:p>
      <text:p text:style-name="P12"/>
      <text:p text:style-name="P12">Introduction</text:p>
      <text:p text:style-name="P12"/>
      <text:p text:style-name="P15">Nous souhaitons programmer une version PC du jeu Carcassonne, reprenant ses règles et ses concepts à savoir :</text:p>
      <text:p text:style-name="P15">- la construction d’un paysage médiéval en plaçant des tuiles</text:p>
      <text:p text:style-name="P15">- 2 à 6 joueurs s'affrontant au tour par tour.</text:p>
      <text:p text:style-name="P15">- un terrain de jeu commun aux joueurs.</text:p>
      <text:p text:style-name="P15">- des contraintes régissant la pose des tuiles.</text:p>
      <text:p text:style-name="P15">- extensibilité des règles et concept du jeu.</text:p>
      <text:p text:style-name="P15"/>
      <text:p text:style-name="P12"/>
      <text:p text:style-name="P12">Glossaire</text:p>
      <text:p text:style-name="P12"/>
      <text:p text:style-name="P14">Jeu de stratégie : <text:span text:style-name="T10">jeu faisant appel à la réflexion et la planification (tactique ou stratégique) du joueur sans mettre l'accent sur l'adresse du joueur.</text:span></text:p>
      <text:p text:style-name="P14"><text:span text:style-name="T10"/></text:p>
      <text:p text:style-name="P14"><text:span text:style-name="T10">Extensibilité :</text:span></text:p>
      <text:p text:style-name="P14"><text:span text:style-name="T10"/></text:p>
      <text:p text:style-name="P14"><text:span text:style-name="T10">CU : Cas d'Utilisation.</text:span></text:p>
      <text:p text:style-name="P14"><text:span text:style-name="T10"/></text:p>
      <text:p text:style-name="P14"><text:span text:style-name="T10">CSNF : Contraintes du Système Non-Fonctionnelle</text:span></text:p>
      <text:p text:style-name="P14"><text:span text:style-name="T10"/></text:p>
      <text:p text:style-name="P17"><text:span text:style-name="T10">Définitions des entités du jeu :</text:span></text:p>
      <text:p text:style-name="P14"><text:span text:style-name="T10"/></text:p>
      <text:p text:style-name="P14">Tuile : <text:span text:style-name="T10">carte imagée qui vient se poser sur le plateau de jeu, et sur laquelle on peut poser un pion.</text:span></text:p>
      <text:p text:style-name="P14"><text:span text:style-name="T10"/></text:p>
      <text:p text:style-name="P14"><text:span text:style-name="T10">Pion :</text:span></text:p>
      <text:p text:style-name="P14"><text:span text:style-name="T10"/></text:p>
      <text:p text:style-name="P14"><text:span text:style-name="T10">Champ :</text:span></text:p>
      <text:p text:style-name="P14"><text:span text:style-name="T10"/></text:p>
      <text:p text:style-name="P14"><text:span text:style-name="T10">Ville :</text:span></text:p>
      <text:p text:style-name="P14"><text:span text:style-name="T10"/></text:p>
      <text:p text:style-name="P14"><text:span text:style-name="T10">Chemin :</text:span></text:p>
      <text:p text:style-name="P14"><text:span text:style-name="T10"/></text:p>
      <text:p text:style-name="P14"><text:span text:style-name="T10">Cloître :</text:span></text:p>
      <text:p text:style-name="P14"><text:span text:style-name="T10"/></text:p>
      <text:p text:style-name="P14"/>
      <text:p text:style-name="P12">Spécification des besoins</text:p>
      <text:p text:style-name="P12"/>
      <text:p text:style-name="Standard"/>
      <text:p text:style-name="P3">Modélisation fonctionnelle</text:p>
      <text:p text:style-name="P4"/>
      <text:p text:style-name="P1"><text:span text:style-name="T2">Étape</text:span><text:span text:style-name="T1"> 1 – Identification des acteurs</text:span></text:p>
      <text:p text:style-name="Standard"><text:span text:style-name="T3">A compléter pour la première release (voir </text:span><text:span text:style-name="T4">diagramme de cas d'utilisation</text:span><text:span text:style-name="T3"> en attendant)</text:span></text:p>
      <text:p text:style-name="Standard"><text:span text:style-name="T3">TODO : Liste des acteurs dans le diagramme.</text:span></text:p>
      <text:p text:style-name="Standard"/>
      <text:p text:style-name="P1"><text:span text:style-name="T2">Étape</text:span><text:span text:style-name="T1"> 2 - Identification des cas d'utilisations</text:span></text:p>
      <text:p text:style-name="Standard"><text:span text:style-name="T3">A compléter pour la première release (voir </text:span><text:span text:style-name="T4">diagramme de cas d'utilisation</text:span><text:span text:style-name="T3"> en attendant)</text:span></text:p>
      <text:p text:style-name="P1"/>
      <text:p text:style-name="P7">Étape 3 – Réalisation du diagramme de cas d'utilisation</text:p>
      <text:p text:style-name="P5"><text:span text:style-name="T3">(voir </text:span><text:span text:style-name="T4">diagramme de cas d'utilisation</text:span><text:span text:style-name="T3"> en attendant)</text:span></text:p>
      <text:p text:style-name="P8"/>
      <text:p text:style-name="P1"><text:span text:style-name="T9">Étape</text:span><text:span text:style-name="T8"> 4 – Description textuelle des cas d'utilisations</text:span></text:p>
      <text:p text:style-name="P1"/>
      <text:p text:style-name="P19">CU 1 <text:span text:style-name="T23">Commencer une nouvelle partie</text:span></text:p>
      <text:p text:style-name="P20">CU 2 <text:span text:style-name="T23">Régler les paramètres de la partie</text:span></text:p>
      <text:p text:style-name="P20">CU 3 <text:span text:style-name="T23">Reprendre une partie</text:span></text:p>
      <text:p text:style-name="P20">CU 4 <text:span text:style-name="T23">Quitter</text:span></text:p>
      <text:p text:style-name="P20">CU 5 <text:span text:style-name="T23">Consulter l'aide du jeu</text:span></text:p>
      <text:p text:style-name="P20">CU 6 <text:span text:style-name="T23">Sauvegarder une partie</text:span></text:p>
      <text:p text:style-name="P20">CU 7 <text:span text:style-name="T23">Consulter les tuiles restantes</text:span></text:p>
      <text:p text:style-name="P20">CU 8 <text:span text:style-name="T23">Saisir pseudo</text:span></text:p>
      <text:p text:style-name="P20"><text:span text:style-name="T17">CU 9</text:span><text:span text:style-name="T15"> </text:span><text:span text:style-name="T24">Jouer</text:span></text:p>
      <text:p text:style-name="P20"><text:span text:style-name="T17">CU 10</text:span><text:span text:style-name="T16"> </text:span><text:span text:style-name="T24">Générer jeu de tuiles</text:span></text:p>
      <text:p text:style-name="P20"><text:span text:style-name="T17">CU 11</text:span><text:span text:style-name="T16"> </text:span><text:span text:style-name="T24">Tirer une tuile au hasard pour le joueur</text:span></text:p>
      <text:p text:style-name="P20"><text:span text:style-name="T17">CU 12</text:span><text:span text:style-name="T16"> </text:span><text:span text:style-name="T24">Déterminer ordre de passage</text:span></text:p>
      <text:p text:style-name="P20"><text:span text:style-name="T17">CU 13</text:span><text:span text:style-name="T16"> </text:span><text:span text:style-name="T25">A</text:span><text:span text:style-name="T24">fficher score final pour chaque joueur</text:span></text:p>
      <text:p text:style-name="P20"><text:span text:style-name="T17">CU 14</text:span><text:span text:style-name="T16"> </text:span><text:span text:style-name="T26">Afficher les positions possibles et impossibles</text:span></text:p>
      <text:p text:style-name="P20">CU 15 <text:span text:style-name="T23">Saisir pseudo</text:span></text:p>
      <text:p text:style-name="P20"><text:span text:style-name="T23"/></text:p>
      <text:p text:style-name="P20">Les contraintes non-fonctionnelle du système liées à la qualité du service sont :</text:p>
      <text:p text:style-name="P20">CSNF 1 <text:span text:style-name="T23">Le logiciel ne doit pas bloquer sur une situation insolvable.</text:span></text:p>
      <text:p text:style-name="P20">CSNF 2 <text:span text:style-name="T23">Le joueur ne doit pas pouvoir contourner les règles du jeu.</text:span></text:p>
      <text:p text:style-name="P20">CSNF 3 <text:span text:style-name="T23">L’utilisation du logiciel doit respecter la confidentialité des données produites.</text:span></text:p>
      <text:p text:style-name="P20">CSNF 4 </text:p>
      <text:p text:style-name="P6"/>
      <text:p text:style-name="P22">Etape 5 : Réalisation du diagramme de séquence</text:p>
      <text:p text:style-name="P2"/>
      <text:p text:style-name="P2"/>
      <text:p text:style-name="P12">Architecture du système</text:p>
      <text:p text:style-name="P12"/>
      <text:p text:style-name="P12"/>
      <text:p text:style-name="P12"/>
      <text:p text:style-name="P12">Spécification du système</text:p>
      <text:p text:style-name="P12"/>
      <text:p text:style-name="P12">Modèles du système</text:p>
      <text:p text:style-name="P12"/>
      <text:p text:style-name="P12">Évolution du système</text:p>
      <text:p text:style-name="P12"/>
      <text:p text:style-name="P12">Appendices</text:p>
      <text:p text:style-name="P12"/>
      <text:p text:style-name="P13">Index</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sifo </meta:initial-creator>
    <meta:creation-date>2011-03-18T13:00:30</meta:creation-date>
    <dc:date>2011-04-05T18:26:40</dc:date>
    <meta:editing-cycles>76</meta:editing-cycles>
    <meta:editing-duration>PT4H58M37S</meta:editing-duration>
    <meta:user-defined meta:name="Info 1"/>
    <meta:user-defined meta:name="Info 2"/>
    <meta:user-defined meta:name="Info 3"/>
    <meta:user-defined meta:name="Info 4"/>
    <meta:document-statistic meta:table-count="0" meta:image-count="0" meta:object-count="0" meta:page-count="1" meta:paragraph-count="63" meta:word-count="468" meta:character-count="2921"/>
  </office:meta>
</office:document-meta>
</file>